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768cm"/>
    </style:style>
    <style:style style:name="co4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mp LM358D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b</text:p>
          </table:table-cell>
          <table:table-cell office:value-type="string" calcext:value-type="string">
            <text:p>https://www.tme.eu/pl/details/mcp6h01-e_sn/wzmacniacze-operacyjne-smd/microchip-technology/</text:p>
          </table:table-cell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voltage regulator</text:p>
          </table:table-cell>
          <table:table-cell office:value-type="string" calcext:value-type="string">
            <text:p>12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me.eu/pl/details/zxtr2012k-13/stabilizatory-napiecia-nieregulowane/diodes-incorporated/" xlink:type="simple">https://www.tme.eu/pl/details/zxtr2012k-13/stabilizatory-napiecia-nieregulowane/diodes-incorporated/</text:a></text:p>
          </table:table-cell>
          <table:table-cell table:number-columns-repeated="2"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3:46:09.38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9T12:56:28.831000000</dc:date>
    <meta:editing-duration>PT2M32S</meta:editing-duration>
    <meta:editing-cycles>2</meta:editing-cycles>
    <meta:generator>LibreOffice/7.1.0.3$Windows_X86_64 LibreOffice_project/f6099ecf3d29644b5008cc8f48f42f4a40986e4c</meta:generator>
    <meta:document-statistic meta:table-count="1" meta:cell-count="19" meta:object-count="0"/>
  </office:meta>
</office:document-meta>
</file>